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B1:Sheet1.B1 Sheet1.B2:Sheet1.B96 Sheet1.C2:Sheet1.C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1 0 15 3 4 2 14 5</text:p>
          </table:table-cell>
          <table:table-cell table:style-name="ce1" office:value-type="float" office:value="17.9825" calcext:value-type="float">
            <text:p>17.9825</text:p>
          </table:table-cell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3 1 14 4 5 10 0 15</text:p>
          </table:table-cell>
          <table:table-cell table:style-name="ce1" office:value-type="float" office:value="17.9825" calcext:value-type="float">
            <text:p>17.9825</text:p>
          </table:table-cell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20.0344" calcext:value-type="float">
            <text:p>20.034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6 15 11 12 8 5 1 2</text:p>
          </table:table-cell>
          <table:table-cell table:style-name="ce1" office:value-type="float" office:value="20.2842" calcext:value-type="float">
            <text:p>20.2842</text:p>
          </table:table-cell>
          <table:table-cell table:style-name="ce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21.1011" calcext:value-type="float">
            <text:p>21.101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21.3335" calcext:value-type="float">
            <text:p>21.33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21.8098" calcext:value-type="float">
            <text:p>21.809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21.8896" calcext:value-type="float">
            <text:p>21.889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21.8896" calcext:value-type="float">
            <text:p>21.889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21.9837" calcext:value-type="float">
            <text:p>21.98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22.0176" calcext:value-type="float">
            <text:p>22.0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22.0675" calcext:value-type="float">
            <text:p>22.067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22.0675" calcext:value-type="float">
            <text:p>22.067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22.728" calcext:value-type="float">
            <text:p>22.72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22.7461" calcext:value-type="float">
            <text:p>22.746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23.4357" calcext:value-type="float">
            <text:p>23.435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23.4357" calcext:value-type="float">
            <text:p>23.435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23.4669" calcext:value-type="float">
            <text:p>23.466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26.11" calcext:value-type="float">
            <text:p>26.1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26.2378" calcext:value-type="float">
            <text:p>26.237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26.2378" calcext:value-type="float">
            <text:p>26.237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26.7904" calcext:value-type="float">
            <text:p>26.790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27.3375" calcext:value-type="float">
            <text:p>27.337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27.8347" calcext:value-type="float">
            <text:p>27.834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0 15 13 11 9 6 2 12</text:p>
          </table:table-cell>
          <table:table-cell table:style-name="ce1" office:value-type="float" office:value="28.016" calcext:value-type="float">
            <text:p>28.016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string" calcext:value-type="string">
            <text:p>0 7 6 11 13 9 4 10</text:p>
          </table:table-cell>
          <table:table-cell table:style-name="ce1" office:value-type="float" office:value="28.016" calcext:value-type="float">
            <text:p>28.016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5 4 3 8 9 5 2 14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28.2959" calcext:value-type="float">
            <text:p>28.295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28.3514" calcext:value-type="float">
            <text:p>28.351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28.9752" calcext:value-type="float">
            <text:p>28.975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29.285" calcext:value-type="float">
            <text:p>29.2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29.285" calcext:value-type="float">
            <text:p>29.2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29.4176" calcext:value-type="float">
            <text:p>29.41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29.4265" calcext:value-type="float">
            <text:p>29.426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34.237" calcext:value-type="float">
            <text:p>34.2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34.513" calcext:value-type="float">
            <text:p>34.5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0 12 14 15 9 2 11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3 0 7 4 14 10 3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2 15 0 6 13 2 3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34.7588" calcext:value-type="float">
            <text:p>34.75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34.9808" calcext:value-type="float">
            <text:p>34.980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35.1985" calcext:value-type="float">
            <text:p>35.198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37.4436" calcext:value-type="float">
            <text:p>37.44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37.4912" calcext:value-type="float">
            <text:p>37.4912</text:p>
          </table:table-cell>
          <table:table-cell office:value-type="float" office:value="39" calcext:value-type="float">
            <text:p>3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D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19T22:26:57.469851258</dc:date>
    <meta:editing-duration>PT13M45S</meta:editing-duration>
    <meta:editing-cycles>4</meta:editing-cycles>
    <meta:generator>LibreOffice/4.3.3.2$Linux_X86_64 LibreOffice_project/430m0$Build-2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4cm" svg:y="1.64cm" svg:width="13.171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C2:Sheet1.C96</svg:desc>
                </draw:g>
              </table:table-cell>
              <table:table-cell office:value-type="float" office:value="17.9825">
                <text:p>17.9825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7.9825">
                <text:p>17.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8.087">
                <text:p>18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20.0344">
                <text:p>20.0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20.2842">
                <text:p>20.2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21.1011">
                <text:p>21.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1.3335">
                <text:p>21.3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.8098">
                <text:p>21.8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1.8896">
                <text:p>21.8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21.8896">
                <text:p>21.8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1.9837">
                <text:p>21.9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2.0176">
                <text:p>22.0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22.0675">
                <text:p>22.0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2.0675">
                <text:p>22.0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2.728">
                <text:p>22.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22.7461">
                <text:p>22.7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3.4357">
                <text:p>23.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23.4357">
                <text:p>23.4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3.4669">
                <text:p>23.4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6.2378">
                <text:p>26.2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6.2378">
                <text:p>26.2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26.7904">
                <text:p>26.7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7.3375">
                <text:p>27.3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8347">
                <text:p>27.8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8.016">
                <text:p>28.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.016">
                <text:p>28.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.1546">
                <text:p>28.1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28.2959">
                <text:p>28.2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8.3514">
                <text:p>28.3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8.9752">
                <text:p>28.9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29.285">
                <text:p>29.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29.285">
                <text:p>29.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29.4176">
                <text:p>29.4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29.4265">
                <text:p>29.4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4.237">
                <text:p>34.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34.513">
                <text:p>34.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">
                <text:p>38</text:p>
              </table:table-cell>
              <table:table-cell office:value-type="float" office:value="34.9808">
                <text:p>34.9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5.1985">
                <text:p>35.1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">
                <text:p>39</text:p>
              </table:table-cell>
              <table:table-cell office:value-type="float" office:value="35.3709">
                <text:p>35.3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">
                <text:p>39</text:p>
              </table:table-cell>
              <table:table-cell office:value-type="float" office:value="37.4436">
                <text:p>37.4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">
                <text:p>39</text:p>
              </table:table-cell>
              <table:table-cell office:value-type="float" office:value="37.4912">
                <text:p>37.4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